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redefinito-outline1">
      <style:graphic-properties fo:min-height="11.929cm"/>
    </style:style>
    <style:style style:name="pr2" style:family="presentation" style:parent-style-name="Predefinito-notes">
      <style:graphic-properties draw:fill-color="#ffffff" fo:min-height="13.364cm"/>
    </style:style>
    <style:style style:name="co1" style:family="table-column">
      <style:table-column-properties style:column-width="3.877cm" style:use-optimal-column-width="false"/>
    </style:style>
    <style:style style:name="co2" style:family="table-column">
      <style:table-column-properties style:column-width="10.213cm" style:use-optimal-column-width="false"/>
    </style:style>
    <style:style style:name="ro1" style:family="table-row">
      <style:table-row-properties style:row-height="1.539cm"/>
    </style:style>
    <style:style style:name="ro2" style:family="table-row">
      <style:table-row-properties style:row-height="1.439cm"/>
    </style:style>
    <style:style style:name="ce1" style:family="table-cell">
      <loext:graphic-properties draw:textarea-vertical-align="middle"/>
      <style:paragraph-properties fo:text-align="center"/>
    </style:style>
    <style:style style:name="P1" style:family="paragraph">
      <style:text-properties fo:font-size="15pt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3">
        <office:forms form:automatic-focus="false" form:apply-design-mode="false"/>
        <draw:frame presentation:style-name="pr1" draw:layer="layout" svg:width="13.097cm" svg:height="17.2cm" svg:x="0.4cm" svg:y="0.4cm" presentation:class="outline" presentation:user-transformed="true">
          <draw:text-box>
            <text:list text:style-name="L1">
              <text:list-header>
                <text:p>int main(int argc, char **argv){</text:p>
                <text:list>
                  <text:list-header>
                    <text:p>volatile int (*fp)();</text:p>
                    <text:p>char buffer[64];</text:p>
                  </text:list-header>
                </text:list>
                <text:p/>
                <text:list>
                  <text:list-header>
                    <text:p>fp = 0;</text:p>
                  </text:list-header>
                </text:list>
                <text:p/>
                <text:list>
                  <text:list-header>
                    <text:p>gets(buffer);</text:p>
                  </text:list-header>
                </text:list>
                <text:p/>
                <text:list>
                  <text:list-header>
                    <text:p>if(fp){</text:p>
                    <text:list>
                      <text:list-header>
                        <text:p>printf("calling function pointer, jumping to 0x%08x\n", fp);</text:p>
                        <text:p>fp();</text:p>
                      </text:list-header>
                    </text:list>
                    <text:p>}</text:p>
                  </text:list-header>
                </text:list>
                <text:p>}</text:p>
              </text:list-header>
            </text:list>
          </draw:text-box>
        </draw:frame>
        <draw:frame presentation:style-name="pr1" draw:text-style-name="P1" draw:layer="layout" svg:width="13.8cm" svg:height="20.6cm" svg:x="13.8cm" svg:y="0.2cm" presentation:class="outline" presentation:user-transformed="true">
          <draw:text-box>
            <text:list text:style-name="L1">
              <text:list-header>
                <text:p text:style-name="P1">0x08048438 &lt;+0&gt;:<text:tab/>push <text:s text:c="2"/>ebp</text:p>
                <text:p text:style-name="P1">0x08048439 &lt;+1&gt;:<text:tab/>mov <text:s text:c="3"/>ebp,esp</text:p>
                <text:p text:style-name="P1">0x0804843b &lt;+3&gt;:<text:tab/>and <text:s text:c="4"/>esp,0xfffffff0</text:p>
                <text:p text:style-name="P1">0x0804843e &lt;+6&gt;:<text:tab/>sub <text:s text:c="4"/>esp,0x60</text:p>
                <text:p text:style-name="P1">0x08048441 &lt;+9&gt;:<text:tab/>mov <text:s text:c="3"/>DWORD PTR [esp+0x5c],0x0</text:p>
                <text:p text:style-name="P1">0x08048449 &lt;+17&gt;:<text:tab/>lea <text:s text:c="5"/>eax,[esp+0x1c]</text:p>
                <text:p text:style-name="P1">0x0804844d &lt;+21&gt;:<text:tab/>mov <text:s text:c="3"/>DWORD PTR [esp],eax</text:p>
                <text:p text:style-name="P1">0x08048450 &lt;+24&gt;:<text:tab/>call <text:s text:c="5"/>0x8048330 &lt;gets@plt&gt;</text:p>
                <text:p text:style-name="P1">0x08048455 &lt;+29&gt;:<text:tab/>cmp <text:s text:c="3"/>DWORD PTR [esp+0x5c],0x0</text:p>
                <text:p text:style-name="P1">0x0804845a &lt;+34&gt;:<text:tab/>je <text:s text:c="7"/>0x8048477 &lt;main+63&gt;</text:p>
                <text:p text:style-name="P1">0x0804845c &lt;+36&gt;:<text:tab/>mov <text:s text:c="3"/>eax,0x8048560</text:p>
                <text:p text:style-name="P1">0x08048461 &lt;+41&gt;:<text:tab/>mov <text:s text:c="3"/>edx,DWORD PTR [esp+0x5c]</text:p>
                <text:p text:style-name="P1">0x08048465 &lt;+45&gt;:<text:tab/>mov <text:s text:c="3"/>DWORD PTR [esp+0x4],edx</text:p>
                <text:p text:style-name="P1">0x08048469 &lt;+49&gt;:<text:tab/>mov <text:s text:c="3"/>DWORD PTR [esp],eax</text:p>
                <text:p text:style-name="P1">0x0804846c &lt;+52&gt;:<text:tab/>call <text:s text:c="5"/>0x8048350 &lt;printf@plt&gt;</text:p>
                <text:p text:style-name="P1">0x08048471 &lt;+57&gt;:<text:tab/>mov <text:s text:c="3"/>eax,DWORD PTR [esp+0x5c]</text:p>
                <text:p text:style-name="P1">0x08048475 &lt;+61&gt;:<text:tab/>call <text:s text:c="5"/>eax</text:p>
                <text:p text:style-name="P1">0x08048477 &lt;+63&gt;:<text:tab/>leave <text:s/></text:p>
                <text:p text:style-name="P1">0x08048478 &lt;+64&gt;:<text:tab/>ret 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" presentation:presentation-page-layout-name="AL2T0">
        <office:forms form:automatic-focus="false" form:apply-design-mode="false"/>
        <draw:frame draw:style-name="standard" draw:layer="layout" svg:width="17.966cm" svg:height="5.855cm" svg:x="5.939cm" svg:y="3.70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>
                <text:p text:style-name="P3">…</text:p>
              </table:table-cell>
            </table:table-row>
            <table:table-row table:style-name="ro2" table:default-cell-style-name="ce1">
              <table:table-cell>
                <text:p text:style-name="P3">$esp+0x1c</text:p>
              </table:table-cell>
              <table:table-cell>
                <text:p text:style-name="P3">0x40</text:p>
              </table:table-cell>
              <table:table-cell>
                <text:p text:style-name="P3">buffer</text:p>
              </table:table-cell>
            </table:table-row>
            <table:table-row table:style-name="ro2" table:default-cell-style-name="ce1">
              <table:table-cell>
                <text:p text:style-name="P3">$esp+0x5c</text:p>
              </table:table-cell>
              <table:table-cell>
                <text:p text:style-name="P3">4</text:p>
              </table:table-cell>
              <table:table-cell>
                <text:p text:style-name="P3">*fp</text:p>
              </table:table-cell>
            </table:table-row>
            <table:table-row table:style-name="ro2" table:default-cell-style-name="ce1">
              <table:table-cell/>
              <table:table-cell/>
              <table:table-cell>
                <text:p text:style-name="P3">...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top="0.4cm" fo:margin-bottom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top="0.3cm" fo:margin-bottom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top="0.2cm" fo:margin-bottom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top="0.1cm" fo:margin-bottom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.1cm" fo:margin-bottom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.1cm" fo:margin-bottom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.1cm" fo:margin-bottom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.1cm" fo:margin-bottom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Predefinito" style:page-layout-name="PM1" draw:style-name="Mdp1"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2T12:24:29.819728187</meta:creation-date>
    <meta:generator>LibreOffice/5.1.6.2$Linux_X86_64 LibreOffice_project/10m0$Build-2</meta:generator>
    <dc:date>2018-10-19T00:36:24.048070567</dc:date>
    <meta:editing-duration>PT2H7M51S</meta:editing-duration>
    <meta:editing-cycles>15</meta:editing-cycles>
    <meta:document-statistic meta:object-count="28"/>
  </office:meta>
</office:document-meta>
</file>